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99" draw:opacity="100%" draw:textarea-vertical-align="middle"/>
    </style:style>
    <style:style style:name="gr2" style:family="graphic" style:parent-style-name="objectwithoutfill">
      <style:graphic-properties draw:fill="none" draw:fill-color="#996600" draw:textarea-vertical-align="middle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6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P1" style:family="paragraph">
      <loext:graphic-properties draw:fill-color="#ff9999" draw:opacity="100%"/>
      <style:paragraph-properties fo:text-align="center"/>
    </style:style>
    <style:style style:name="P2" style:family="paragraph">
      <loext:graphic-properties draw:fill="none" draw:fill-color="#996600"/>
      <style:paragraph-properties fo:text-align="center"/>
    </style:style>
    <style:style style:name="P3" style:family="paragraph">
      <loext:graphic-properties draw:fill="solid" draw:fill-color="#ff9015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ff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4.403cm" svg:height="4.1cm" svg:x="1.23cm" svg:y="0.371cm" svg:viewBox="0 0 4404 4101" draw:points="209,435 473,0 3005,0 4404,1039 4385,3043 2987,4101 473,4082 0,3005 567,2249 587,1058">
          <text:p/>
        </draw:polygon>
        <draw:line draw:style-name="gr2" draw:text-style-name="P2" draw:layer="layout" svg:x1="10.03cm" svg:y1="4.293cm" svg:x2="8.995cm" svg:y2="4.293cm">
          <text:p/>
        </draw:line>
        <draw:line draw:style-name="gr2" draw:text-style-name="P2" draw:layer="layout" svg:x1="10.991cm" svg:y1="4.293cm" svg:x2="9.956cm" svg:y2="4.293cm">
          <text:p/>
        </draw:line>
        <draw:line draw:style-name="gr2" draw:text-style-name="P2" draw:layer="layout" svg:x1="9.016cm" svg:y1="4.301cm" svg:x2="9.47cm" svg:y2="3.214cm">
          <text:p/>
        </draw:line>
        <draw:line draw:style-name="gr2" draw:text-style-name="P2" draw:layer="layout" svg:x1="10.972cm" svg:y1="4.293cm" svg:x2="11.426cm" svg:y2="3.206cm">
          <text:p/>
        </draw:line>
        <draw:line draw:style-name="gr2" draw:text-style-name="P2" draw:layer="layout" svg:x1="9.016cm" svg:y1="4.292cm" svg:x2="8.721cm" svg:y2="3.623cm">
          <text:p/>
        </draw:line>
        <draw:line draw:style-name="gr2" draw:text-style-name="P2" draw:layer="layout" svg:x1="10.971cm" svg:y1="4.283cm" svg:x2="10.517cm" svg:y2="3.196cm">
          <text:p/>
        </draw:line>
        <draw:line draw:style-name="gr2" draw:text-style-name="P2" draw:layer="layout" svg:x1="8.544cm" svg:y1="2.785cm" svg:x2="8.553cm" svg:y2="2.005cm">
          <text:p/>
        </draw:line>
        <draw:line draw:style-name="gr2" draw:text-style-name="P2" draw:layer="layout" svg:x1="9.461cm" svg:y1="3.195cm" svg:x2="9.461cm" svg:y2="2.061cm">
          <text:p/>
        </draw:line>
        <draw:line draw:style-name="gr2" draw:text-style-name="P2" draw:layer="layout" svg:x1="10.519cm" svg:y1="3.195cm" svg:x2="10.519cm" svg:y2="2.061cm">
          <text:p/>
        </draw:line>
        <draw:line draw:style-name="gr2" draw:text-style-name="P2" draw:layer="layout" svg:x1="11.417cm" svg:y1="3.214cm" svg:x2="11.417cm" svg:y2="2.08cm">
          <text:p/>
        </draw:line>
        <draw:path draw:style-name="gr3" draw:text-style-name="P3" draw:layer="layout" svg:width="0.655cm" svg:height="0.646cm" svg:x="9.119cm" svg:y="2.87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10.241cm" svg:y="2.87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11.085cm" svg:y="2.86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9.694cm" svg:y="3.9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line draw:style-name="gr2" draw:text-style-name="P2" draw:layer="layout" svg:x1="8.553cm" svg:y1="1.95cm" svg:x2="8.553cm" svg:y2="0.816cm">
          <text:p/>
        </draw:line>
        <draw:line draw:style-name="gr2" draw:text-style-name="P2" draw:layer="layout" svg:x1="9.461cm" svg:y1="2.006cm" svg:x2="9.461cm" svg:y2="0.872cm">
          <text:p/>
        </draw:line>
        <draw:line draw:style-name="gr2" draw:text-style-name="P2" draw:layer="layout" svg:x1="10.519cm" svg:y1="2.006cm" svg:x2="10.519cm" svg:y2="0.872cm">
          <text:p/>
        </draw:line>
        <draw:line draw:style-name="gr2" draw:text-style-name="P2" draw:layer="layout" svg:x1="11.417cm" svg:y1="2.025cm" svg:x2="11.417cm" svg:y2="0.891cm">
          <text:p/>
        </draw:line>
        <draw:path draw:style-name="gr3" draw:text-style-name="P3" draw:layer="layout" svg:width="3.757cm" svg:height="0.693cm" svg:x="8.084cm" svg:y="1.662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631cm" svg:height="0.528cm" svg:x="9.167cm" svg:y="2.9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479cm" svg:height="0.47cm" svg:x="9.795cm" svg:y="4.05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0.636cm" svg:height="0.529cm" svg:x="10.296cm" svg:y="2.92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0.648cm" svg:height="0.529cm" svg:x="11.14cm" svg:y="2.9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0.725cm" svg:height="0.529cm" svg:x="9.689cm" svg:y="1.6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2.803cm" svg:y1="0.908cm" svg:x2="1.768cm" svg:y2="0.908cm">
          <text:p/>
        </draw:line>
        <draw:line draw:style-name="gr2" draw:text-style-name="P2" draw:layer="layout" svg:x1="3.764cm" svg:y1="0.908cm" svg:x2="2.729cm" svg:y2="0.908cm">
          <text:p/>
        </draw:line>
        <draw:line draw:style-name="gr2" draw:text-style-name="P2" draw:layer="layout" svg:x1="1.789cm" svg:y1="0.9cm" svg:x2="2.243cm" svg:y2="1.987cm">
          <text:p/>
        </draw:line>
        <draw:line draw:style-name="gr2" draw:text-style-name="P2" draw:layer="layout" svg:x1="3.745cm" svg:y1="0.908cm" svg:x2="4.199cm" svg:y2="1.995cm">
          <text:p/>
        </draw:line>
        <draw:line draw:style-name="gr2" draw:text-style-name="P2" draw:layer="layout" svg:x1="1.789cm" svg:y1="0.909cm" svg:x2="1.335cm" svg:y2="1.996cm">
          <text:p/>
        </draw:line>
        <draw:line draw:style-name="gr2" draw:text-style-name="P2" draw:layer="layout" svg:x1="3.744cm" svg:y1="0.918cm" svg:x2="3.29cm" svg:y2="2.005cm">
          <text:p/>
        </draw:line>
        <draw:line draw:style-name="gr2" draw:text-style-name="P2" draw:layer="layout" svg:x1="1.326cm" svg:y1="2.062cm" svg:x2="1.323cm" svg:y2="2.712cm">
          <text:p/>
        </draw:line>
        <draw:line draw:style-name="gr2" draw:text-style-name="P2" draw:layer="layout" svg:x1="2.234cm" svg:y1="2.006cm" svg:x2="2.234cm" svg:y2="3.14cm">
          <text:p/>
        </draw:line>
        <draw:line draw:style-name="gr2" draw:text-style-name="P2" draw:layer="layout" svg:x1="3.292cm" svg:y1="2.006cm" svg:x2="3.292cm" svg:y2="3.14cm">
          <text:p/>
        </draw:line>
        <draw:line draw:style-name="gr2" draw:text-style-name="P2" draw:layer="layout" svg:x1="4.19cm" svg:y1="1.987cm" svg:x2="4.19cm" svg:y2="3.121cm">
          <text:p/>
        </draw:line>
        <draw:path draw:style-name="gr5" draw:text-style-name="P5" draw:layer="layout" svg:width="0.655cm" svg:height="0.646cm" draw:transform="rotate (-3.14159265358979) translate (1.661cm 2.32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5" draw:layer="layout" svg:width="0.655cm" svg:height="0.646cm" draw:transform="rotate (-3.14159265358979) translate (2.548cm 2.32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5" draw:layer="layout" svg:width="0.655cm" svg:height="0.646cm" draw:transform="rotate (-3.14159265358979) translate (3.67cm 2.32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5" draw:layer="layout" svg:width="0.655cm" svg:height="0.646cm" draw:transform="rotate (-3.14159265358979) translate (4.514cm 2.3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5" draw:layer="layout" svg:width="0.655cm" svg:height="0.646cm" draw:transform="rotate (-3.14159265358979) translate (3.123cm 1.24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4" draw:text-style-name="P4" draw:layer="layout" svg:width="0.479cm" svg:height="0.47cm" svg:x="2.534cm" svg:y="0.68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0.627cm" svg:height="0.528cm" svg:x="1.045cm" svg:y="1.76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0.631cm" svg:height="0.528cm" svg:x="1.94cm" svg:y="1.74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0.636cm" svg:height="0.529cm" svg:x="3.077cm" svg:y="1.74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0.648cm" svg:height="0.529cm" svg:x="3.921cm" svg:y="1.76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2" draw:text-style-name="P2" draw:layer="layout" svg:x1="2.812cm" svg:y1="4.076cm" svg:x2="1.777cm" svg:y2="4.076cm">
          <text:p/>
        </draw:line>
        <draw:line draw:style-name="gr2" draw:text-style-name="P2" draw:layer="layout" svg:x1="3.773cm" svg:y1="4.076cm" svg:x2="2.738cm" svg:y2="4.076cm">
          <text:p/>
        </draw:line>
        <draw:line draw:style-name="gr2" draw:text-style-name="P2" draw:layer="layout" svg:x1="1.798cm" svg:y1="4.084cm" svg:x2="2.252cm" svg:y2="2.997cm">
          <text:p/>
        </draw:line>
        <draw:line draw:style-name="gr2" draw:text-style-name="P2" draw:layer="layout" svg:x1="3.754cm" svg:y1="4.076cm" svg:x2="4.208cm" svg:y2="2.989cm">
          <text:p/>
        </draw:line>
        <draw:line draw:style-name="gr2" draw:text-style-name="P2" draw:layer="layout" svg:x1="1.798cm" svg:y1="4.075cm" svg:x2="1.499cm" svg:y2="3.396cm">
          <text:p/>
        </draw:line>
        <draw:line draw:style-name="gr2" draw:text-style-name="P2" draw:layer="layout" svg:x1="3.753cm" svg:y1="4.066cm" svg:x2="3.299cm" svg:y2="2.979cm">
          <text:p/>
        </draw:line>
        <draw:path draw:style-name="gr3" draw:text-style-name="P3" draw:layer="layout" svg:width="0.655cm" svg:height="0.646cm" svg:x="1.901cm" svg:y="2.65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3.023cm" svg:y="2.65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3.867cm" svg:y="2.6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2.476cm" svg:y="3.73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4" draw:layer="layout" svg:width="0.631cm" svg:height="0.528cm" svg:x="1.949cm" svg:y="2.72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47cm" svg:x="2.588cm" svg:y="3.83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0.636cm" svg:height="0.529cm" svg:x="3.078cm" svg:y="2.7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0.648cm" svg:height="0.529cm" svg:x="3.922cm" svg:y="2.7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6" draw:text-style-name="P2" draw:layer="layout" svg:x1="6.611cm" svg:y1="2.596cm" svg:x2="7.345cm" svg:y2="2.596cm">
          <text:p/>
        </draw:line>
        <draw:line draw:style-name="gr6" draw:text-style-name="P2" draw:layer="layout" svg:x1="6.611cm" svg:y1="2.112cm" svg:x2="7.345cm" svg:y2="2.112cm">
          <text:p/>
        </draw:line>
        <draw:path draw:style-name="gr5" draw:text-style-name="P5" draw:layer="layout" svg:width="3.757cm" svg:height="0.693cm" svg:x="8.09cm" svg:y="0.478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697cm" svg:height="0.529cm" svg:x="9.666cm" svg:y="0.5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8cm" svg:height="0.61cm" svg:x="4.814cm" svg:y="2.0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22:44:34.573453991</dc:date>
    <meta:editing-duration>PT1H57M51S</meta:editing-duration>
    <meta:editing-cycles>16</meta:editing-cycles>
    <meta:generator>LibreOffice/5.2.7.2$Linux_X86_64 LibreOffice_project/2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row>
      <msup>
        <mrow/>
        <mn>2</mn>
      </msup>
      <mi>G</mi>
    </mrow>
    <annotation encoding="StarMath 5.0">{}^{2}G</annotation>
  </semantics>
</math>
</file>

<file path=Object 17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8/content.xml><?xml version="1.0" encoding="utf-8"?>
<math xmlns="http://www.w3.org/1998/Math/MathML" display="block">
  <semantics>
    <mi>Z</mi>
    <annotation encoding="StarMath 5.0">Z</annotation>
  </semantics>
</math>
</file>

<file path=Object 19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2/content.xml><?xml version="1.0" encoding="utf-8"?>
<math xmlns="http://www.w3.org/1998/Math/MathML" display="block">
  <semantics>
    <mrow>
      <msup>
        <mrow/>
        <mn>1</mn>
      </msup>
      <mi>A</mi>
    </mrow>
    <annotation encoding="StarMath 5.0">{ }^1 A</annotation>
  </semantics>
</math>
</file>

<file path=Object 20/content.xml><?xml version="1.0" encoding="utf-8"?>
<math xmlns="http://www.w3.org/1998/Math/MathML" display="block">
  <semantics>
    <msup>
      <mi>Y</mi>
      <mn>4</mn>
    </msup>
    <annotation encoding="StarMath 5.0">Y^4</annotation>
  </semantics>
</math>
</file>

<file path=Object 21/content.xml><?xml version="1.0" encoding="utf-8"?>
<math xmlns="http://www.w3.org/1998/Math/MathML" display="block">
  <semantics>
    <mi>Z</mi>
    <annotation encoding="StarMath 5.0">Z</annotation>
  </semantics>
</math>
</file>

<file path=Object 22/content.xml><?xml version="1.0" encoding="utf-8"?>
<math xmlns="http://www.w3.org/1998/Math/MathML" display="block">
  <semantics>
    <msup>
      <mi>Y</mi>
      <mn>1</mn>
    </msup>
    <annotation encoding="StarMath 5.0">Y^1</annotation>
  </semantics>
</math>
</file>

<file path=Object 23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24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25/content.xml><?xml version="1.0" encoding="utf-8"?>
<math xmlns="http://www.w3.org/1998/Math/MathML" display="block">
  <semantics>
    <msup>
      <mi>Y</mi>
      <mn>4</mn>
    </msup>
    <annotation encoding="StarMath 5.0">Y^4</annotation>
  </semantics>
</math>
</file>

<file path=Object 5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6/content.xml><?xml version="1.0" encoding="utf-8"?>
<math xmlns="http://www.w3.org/1998/Math/MathML" display="block">
  <semantics>
    <mi>Z</mi>
    <annotation encoding="StarMath 5.0">Z</annotation>
  </semantics>
</math>
</file>

<file path=Object 7/content.xml><?xml version="1.0" encoding="utf-8"?>
<math xmlns="http://www.w3.org/1998/Math/MathML" display="block">
  <semantics>
    <mrow>
      <msup>
        <mrow/>
        <mn>2</mn>
      </msup>
      <mi>D</mi>
    </mrow>
    <annotation encoding="StarMath 5.0">{}^{2}D</annotation>
  </semantics>
</math>
</file>

<file path=Object 8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9/content.xml><?xml version="1.0" encoding="utf-8"?>
<math xmlns="http://www.w3.org/1998/Math/MathML" display="block">
  <semantics>
    <msup>
      <mi>Y</mi>
      <mn>4</mn>
    </msup>
    <annotation encoding="StarMath 5.0">Y^4</annotation>
  </semantics>
</math>
</file>